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5c36" officeooo:paragraph-rsid="00085c36"/>
    </style:style>
    <style:style style:name="P2" style:family="paragraph" style:parent-style-name="Standard">
      <style:text-properties officeooo:rsid="00094f19" officeooo:paragraph-rsid="00094f19"/>
    </style:style>
    <style:style style:name="P3" style:family="paragraph" style:parent-style-name="Standard">
      <style:text-properties officeooo:rsid="00094f19" officeooo:paragraph-rsid="0010f1f2"/>
    </style:style>
    <style:style style:name="P4" style:family="paragraph" style:parent-style-name="Standard">
      <style:text-properties officeooo:rsid="00094f19" officeooo:paragraph-rsid="0012c836"/>
    </style:style>
    <style:style style:name="P5" style:family="paragraph" style:parent-style-name="Standard">
      <style:text-properties officeooo:rsid="000a79eb" officeooo:paragraph-rsid="000a79eb"/>
    </style:style>
    <style:style style:name="P6" style:family="paragraph" style:parent-style-name="Standard">
      <style:text-properties officeooo:rsid="000a79eb" officeooo:paragraph-rsid="000fda3d"/>
    </style:style>
    <style:style style:name="P7" style:family="paragraph" style:parent-style-name="Standard">
      <style:text-properties officeooo:rsid="000c04d8" officeooo:paragraph-rsid="000c04d8"/>
    </style:style>
    <style:style style:name="P8" style:family="paragraph" style:parent-style-name="Standard">
      <style:text-properties fo:font-weight="bold" officeooo:rsid="000a79eb" officeooo:paragraph-rsid="000a79eb" style:font-weight-asian="bold" style:font-weight-complex="bold"/>
    </style:style>
    <style:style style:name="P9" style:family="paragraph" style:parent-style-name="Standard">
      <style:text-properties fo:font-weight="bold" officeooo:rsid="00085c36" officeooo:paragraph-rsid="00085c36" style:font-weight-asian="bold" style:font-weight-complex="bold"/>
    </style:style>
    <style:style style:name="P10" style:family="paragraph" style:parent-style-name="Standard">
      <style:text-properties fo:font-weight="bold" officeooo:rsid="000c04d8" officeooo:paragraph-rsid="000c04d8" style:font-weight-asian="bold" style:font-weight-complex="bold"/>
    </style:style>
    <style:style style:name="P11" style:family="paragraph" style:parent-style-name="Standard">
      <style:text-properties fo:font-weight="normal" officeooo:rsid="000c04d8" officeooo:paragraph-rsid="000c04d8" style:font-weight-asian="normal" style:font-weight-complex="normal"/>
    </style:style>
    <style:style style:name="P12" style:family="paragraph" style:parent-style-name="Standard">
      <style:text-properties fo:font-weight="normal" officeooo:rsid="000d6d7b" officeooo:paragraph-rsid="000d6d7b" style:font-weight-asian="normal" style:font-weight-complex="normal"/>
    </style:style>
    <style:style style:name="P13" style:family="paragraph" style:parent-style-name="Standard">
      <style:text-properties fo:font-weight="normal" officeooo:rsid="000d6d7b" officeooo:paragraph-rsid="000df1c3" style:font-weight-asian="normal" style:font-weight-complex="normal"/>
    </style:style>
    <style:style style:name="P14" style:family="paragraph" style:parent-style-name="Standard">
      <style:text-properties fo:font-weight="normal" officeooo:rsid="000df1c3" officeooo:paragraph-rsid="000df1c3" style:font-weight-asian="normal" style:font-weight-complex="normal"/>
    </style:style>
    <style:style style:name="T1" style:family="text">
      <style:text-properties officeooo:rsid="00094f19"/>
    </style:style>
    <style:style style:name="T2" style:family="text">
      <style:text-properties officeooo:rsid="000a79eb"/>
    </style:style>
    <style:style style:name="T3" style:family="text">
      <style:text-properties officeooo:rsid="000c04d8"/>
    </style:style>
    <style:style style:name="T4" style:family="text">
      <style:text-properties officeooo:rsid="000d6d7b"/>
    </style:style>
    <style:style style:name="T5" style:family="text">
      <style:text-properties officeooo:rsid="000df1c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Accenture Inteview Questions.</text:p>
      <text:p text:style-name="P1"/>
      <text:p text:style-name="P1"/>
      <text:p text:style-name="P1">1. Where to use polymorphims.</text:p>
      <text:p text:style-name="P1">2. How to find memory leakage in your application.</text:p>
      <text:p text:style-name="P1">3. How is use of GC.</text:p>
      <text:p text:style-name="P1">4. Can we execute GC.</text:p>
      <text:p text:style-name="P1">5.How to propagate exception between multiple layer.</text:p>
      <text:p text:style-name="P1">6. what is use of multiple catch bolck.</text:p>
      <text:p text:style-name="P1">7. When we have to use comparator.</text:p>
      <text:p text:style-name="P1">8. what is contract between hash code and equals method.</text:p>
      <text:p text:style-name="P1">9. How to improve performance of application.</text:p>
      <text:p text:style-name="P1">10. How Stream API is working internally.</text:p>
      <text:p text:style-name="P1">11. What is use of functional interface.</text:p>
      <text:p text:style-name="P1">12. What is order if creation object (Listner,filter,ServletContext,ServletConfig)</text:p>
      <text:p text:style-name="P1">13.How to pass aditional data in multiple web page.</text:p>
      <text:p text:style-name="P1">14. How to invalide a session.</text:p>
      <text:p text:style-name="P1">15. How to configure error page in servelet.</text:p>
      <text:p text:style-name="P1">16.Different between L1 and L2 cache.</text:p>
      <text:p text:style-name="P1">17.What is DI and IOC.</text:p>
      <text:p text:style-name="P1">18.Spring MVC flow.</text:p>
      <text:p text:style-name="P1"/>
      <text:p text:style-name="P1"/>
      <text:p text:style-name="P9">Infogain Interview Qquestions.</text:p>
      <text:p text:style-name="P1"/>
      <text:p text:style-name="P1">1. Write a query to find duplicate value in realated columns.</text:p>
      <text:p text:style-name="P1">2. <text:span text:style-name="T1">Write a query to give a <text:s/>grand for particular table.</text:span></text:p>
      <text:p text:style-name="P2">3. What is different between primary key and unique key.</text:p>
      <text:p text:style-name="P2">4. What is DML and DDL.</text:p>
      <text:p text:style-name="P2">5. What is use of Sequence.</text:p>
      <text:p text:style-name="P2">6. What is rollBack policy?</text:p>
      <text:p text:style-name="P2">7. What is different between truncate and delete and drop.</text:p>
      <text:p text:style-name="P2">8. How to validate form using javaScript.</text:p>
      <text:p text:style-name="P2">9. Write a programe based on selection one should be enables and one disabled.</text:p>
      <text:p text:style-name="P2">10. How to read form value using javaScript.</text:p>
      <text:p text:style-name="P2">11. Write a programe to dissabled all filed.</text:p>
      <text:p text:style-name="P2">12. How to send disable form filed value to next page.</text:p>
      <text:p text:style-name="P2">13. Write a programe to retrive <text:s/>a data from controller and display in jsp page.</text:p>
      <text:p text:style-name="P2">14. what is safe method is rest api.</text:p>
      <text:p text:style-name="P3">15. Difference <text:span text:style-name="T3">between</text:span> http1 and http2.</text:p>
      <text:p text:style-name="P2">16. How to implements cache in Rest API.</text:p>
      <text:p text:style-name="P4">17.Difference <text:span text:style-name="T3">between</text:span> BASIC and DIGEST security.</text:p>
      <text:p text:style-name="P2">18. How you will provide method level security in rest.</text:p>
      <text:p text:style-name="P2">19. what is used of ETAG in rest.</text:p>
      <text:p text:style-name="P2">20. How to handle transcation between multiple database.</text:p>
      <text:p text:style-name="P2">21. <text:span text:style-name="T2">Give typically Architecture of your project.</text:span></text:p>
      <text:p text:style-name="P5">22. Which SDLC model your following.</text:p>
      <text:p text:style-name="P5">23. How you are getting requirement.</text:p>
      <text:p text:style-name="P5">24. How you can make your rest API threadsafe.</text:p>
      <text:p text:style-name="P5"/>
      <text:p text:style-name="P5"/>
      <text:p text:style-name="P5"/>
      <text:p text:style-name="P8"><text:soft-page-break/>Capgemini Interview questions.</text:p>
      <text:p text:style-name="P5"/>
      <text:p text:style-name="P5">1. Online amact written test (java,spring, Hibernate techniqual questions).</text:p>
      <text:p text:style-name="P5">2. Write a immutable class without using final keyword.</text:p>
      <text:p text:style-name="P5">3. Write a programe to explain all oops concept</text:p>
      <text:p text:style-name="P5">4. What will be happen if we store custom object in treeset and treemap.</text:p>
      <text:p text:style-name="P5">5. Why String class is imutable not StringBuffer.</text:p>
      <text:p text:style-name="P6">6. Different <text:span text:style-name="T3">between</text:span> IO stream amd NIO stream</text:p>
      <text:p text:style-name="P5">7. Disadvantage of IO stream.</text:p>
      <text:p text:style-name="P5">8.What is service Locator design pattern.</text:p>
      <text:p text:style-name="P5">9. What are design pattern you have used in your project.</text:p>
      <text:p text:style-name="P5">10. Different between factoryDesignPattern and abstact factory design pattern.</text:p>
      <text:p text:style-name="P5">11. What all are the pattern used by spring.</text:p>
      <text:p text:style-name="P5">12. <text:s/>what is proxy design pattern.</text:p>
      <text:p text:style-name="P5">13. what is pull mechanism and pushmechanism</text:p>
      <text:p text:style-name="P5">14. What is disadvantege of hibernate.</text:p>
      <text:p text:style-name="P5">15.When we have native sql query in hibernate and why we have to use JDBC</text:p>
      <text:p text:style-name="P5">16. How to call StoredProcdure.</text:p>
      <text:p text:style-name="P5">17. <text:s/>How to resolve n+1 problems.</text:p>
      <text:p text:style-name="P5">18. What is async<text:span text:style-name="T3">hronous and synchronous <text:s/>communication.</text:span></text:p>
      <text:p text:style-name="P7">19. Different between absoluate path and realtive path.</text:p>
      <text:p text:style-name="P7">20. What is order of logging level.</text:p>
      <text:p text:style-name="P7">21. How to configure connection pooling in server. How you get object of thems.</text:p>
      <text:p text:style-name="P7">22. Different between flat transcation and distributed transaction.</text:p>
      <text:p text:style-name="P7">23. What is trace method in http.</text:p>
      <text:p text:style-name="P7">24. How to raise event on your application.</text:p>
      <text:p text:style-name="P7">25. When you are working on multiple enviormnet so How your are mannaging db credentials in your application.</text:p>
      <text:p text:style-name="P7">26. How to resolve conflict in git.</text:p>
      <text:p text:style-name="P7">27. How your are making war file how you are deploying.</text:p>
      <text:p text:style-name="P7">28. <text:s/>What is your rollback plicy if deployment got <text:s/>failed.</text:p>
      <text:p text:style-name="P7">29. What all are you step to resolve production issue.</text:p>
      <text:p text:style-name="P7">30. <text:s/>How you are managing team.</text:p>
      <text:p text:style-name="P7">31. Have you involed in desing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<text:soft-page-break/>SoftVision inteview questions.</text:p>
      <text:p text:style-name="P7"/>
      <text:p text:style-name="P11">1. How to read session attribute in spring mvc.</text:p>
      <text:p text:style-name="P11">2. <text:s/>What is different bewteen request params and path params.</text:p>
      <text:p text:style-name="P11">3. What is used of @ModelAndView annotation.</text:p>
      <text:p text:style-name="P11">4. What is used of @InitBinder annotation.</text:p>
      <text:p text:style-name="P11">5. Differerence bewteen restController and <text:span text:style-name="T4">Controller.</text:span></text:p>
      <text:p text:style-name="P12">6. Difference between @Componet and @Bean.</text:p>
      <text:p text:style-name="P12">7. <text:s/>Explain all viewResolver and Controller in Spring MVC.</text:p>
      <text:p text:style-name="P12">8.What is different between session and request scope.</text:p>
      <text:p text:style-name="P12">9. What is different XML configuration and Annotation Based configuration.</text:p>
      <text:p text:style-name="P12">10. If dependent have prototype scope if we <text:s/>calling getBean() method what will happen.</text:p>
      <text:p text:style-name="P12">11. <text:s/>What is aware injection.</text:p>
      <text:p text:style-name="P12">12. What is dependency pool and dependency lookup.</text:p>
      <text:p text:style-name="P12">13. Spring bean life cycle method.</text:p>
      <text:p text:style-name="P12">14. What is bean postprocessor.</text:p>
      <text:p text:style-name="P12">15. What is namedParameter and jdbcTemplate in spring.</text:p>
      <text:p text:style-name="P12">16. jdbcTemplate are thread safe or not.</text:p>
      <text:p text:style-name="P12">17. How to intract spring with ORM tool write the programe.</text:p>
      <text:p text:style-name="P12">18. <text:s/>how to configure multiple proxy file in spring.</text:p>
      <text:p text:style-name="P12">19. How to execute batch in spring in JDBC.</text:p>
      <text:p text:style-name="P12">20. Different between rowmapper and resultSetTextTraror.</text:p>
      <text:p text:style-name="P12">21. <text:s/>what is different between ref and idref tag.</text:p>
      <text:p text:style-name="P12">22. <text:s/>How to handle exception in Spring MVC.</text:p>
      <text:p text:style-name="P12">23. <text:s/>Difference between put and post method.</text:p>
      <text:p text:style-name="P12">24. What is resourece class and resource method in rest.</text:p>
      <text:p text:style-name="P12">25. What is use of @Context annotation in rest.</text:p>
      <text:p text:style-name="P12">26. What is different between <text:s/>url and uri.</text:p>
      <text:p text:style-name="P12">27. <text:s/>what is differnt between iterate and execute and update method in hibernate.</text:p>
      <text:p text:style-name="P12">28. What is QBC and Criterion object in Hibernate.</text:p>
      <text:p text:style-name="P13">29. <text:span text:style-name="T5">What is order class and restriction class in hibernate.</text:span></text:p>
      <text:p text:style-name="P13"><text:span text:style-name="T5">30. What happen if we call get uniqueResult() <text:s/>method in hibernate.</text:span></text:p>
      <text:p text:style-name="P13"><text:span text:style-name="T5">31. what of component mapping in hiberante.</text:span></text:p>
      <text:p text:style-name="P13"><text:span text:style-name="T5">32. different between merge and update method in hibernate.</text:span></text:p>
      <text:p text:style-name="P13"><text:span text:style-name="T5">33. How to configure composite key in hibernate.</text:span></text:p>
      <text:p text:style-name="P13"><text:span text:style-name="T5">34. What is groupId and artifiact id in maven.</text:span></text:p>
      <text:p text:style-name="P13"><text:span text:style-name="T5">35. Mavne lifeCycle and maven project Architeture.</text:span></text:p>
      <text:p text:style-name="P13"><text:span text:style-name="T5">36. Different between mvn clean and install.</text:span></text:p>
      <text:p text:style-name="P13"><text:span text:style-name="T5">37. How to reslove conflict in maven.</text:span></text:p>
      <text:p text:style-name="P13"><text:span text:style-name="T5">38. How to configre your test case in maven.</text:span></text:p>
      <text:p text:style-name="P13"><text:span text:style-name="T5">39. What is different between after class and before </text:span><text:s/><text:span text:style-name="T5">class in hunit.</text:span></text:p>
      <text:p text:style-name="P14">40. How to test void method in junit.</text:p>
      <text:p text:style-name="P14">41. How to test your rest API in junit.</text:p>
      <text:p text:style-name="P14"/>
      <text:p text:style-name="P14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11:33:28.879845564</meta:creation-date>
    <dc:date>2018-09-28T13:03:59.352685737</dc:date>
    <meta:editing-duration>PT12M6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3" meta:paragraph-count="118" meta:word-count="954" meta:character-count="5605" meta:non-whitespace-character-count="4749"/>
  </office:meta>
</office:document-meta>
</file>